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B000000F24F0B5080.svm" manifest:media-type=""/>
  <manifest:file-entry manifest:full-path="Pictures/200063F900004F1D00003B5622FDEF29.wmf" manifest:media-type=""/>
  <manifest:file-entry manifest:full-path="Pictures/2000000100000341000000F279E1AD18.svm" manifest:media-type=""/>
  <manifest:file-entry manifest:full-path="Pictures/2000000100000179000002B19BBCB1CD.svm" manifest:media-type=""/>
  <manifest:file-entry manifest:full-path="Pictures/200000010000019B000000F2D411CAA9.svm" manifest:media-type=""/>
  <manifest:file-entry manifest:full-path="Pictures/2000000100000334000000ED183FD8BB.svm" manifest:media-type=""/>
  <manifest:file-entry manifest:full-path="Pictures/2000000100000077000000ED8BA927D7.svm" manifest:media-type=""/>
  <manifest:file-entry manifest:full-path="Pictures/200000010000017D0000015F5306CCC7.svm" manifest:media-type=""/>
  <manifest:file-entry manifest:full-path="Pictures/200000010000024C000000F201A69E9D.svm" manifest:media-type=""/>
  <manifest:file-entry manifest:full-path="Pictures/10000000000000200000002000309F1C.png" manifest:media-type="image/png"/>
  <manifest:file-entry manifest:full-path="Pictures/2000000100000341000000EDDF96B25D.svm" manifest:media-type=""/>
  <manifest:file-entry manifest:full-path="Pictures/2000000100000341000000F2FF6A5063.svm" manifest:media-type=""/>
  <manifest:file-entry manifest:full-path="Pictures/2000000100000139000000F2109F88AD.svm" manifest:media-type=""/>
  <manifest:file-entry manifest:full-path="Pictures/2000000100000341000000F2A930833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frac{\omega}{\omega_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.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left| A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n=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n=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.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n=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n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n=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7.484cm" svg:height="4.063cm" svg:x="2.363cm" svg:y="0.632cm">
          <draw:image xlink:href="Pictures/200063F900004F1D00003B5622FDEF29.wmf" xlink:type="simple" xlink:show="embed" xlink:actuate="onLoad">
            <text:p/>
          </draw:image>
          <draw:glue-point draw:id="4" svg:x="1.667cm" svg:y="-2.781cm"/>
          <draw:glue-point draw:id="5" svg:x="1.786cm" svg:y="-1.316cm"/>
          <draw:glue-point draw:id="6" svg:x="1.696cm" svg:y="-0.312cm"/>
          <draw:glue-point draw:id="7" svg:x="1.505cm" svg:y="1.368cm"/>
          <draw:glue-point draw:id="8" svg:x="1.182cm" svg:y="2.835cm"/>
        </draw:frame>
        <draw:frame draw:style-name="gr2" draw:text-style-name="P1" draw:layer="layout" svg:width="0.451cm" svg:height="0.826cm" svg:x="9.848cm" svg:y="3.843cm">
          <draw:image xlink:href="Pictures/2000000100000179000002B19BBCB1CD.svm" xlink:type="simple" xlink:show="embed" xlink:actuate="onLoad">
            <text:p/>
          </draw:image>
        </draw:frame>
        <draw:frame draw:style-name="gr3" draw:text-style-name="P1" draw:layer="layout" svg:width="0.492cm" svg:height="0.289cm" svg:x="3.592cm" svg:y="4.404cm">
          <draw:image xlink:href="Pictures/200000010000019B000000F2D411CAA9.svm" xlink:type="simple" xlink:show="embed" xlink:actuate="onLoad">
            <text:p/>
          </draw:image>
        </draw:frame>
        <draw:frame draw:style-name="gr4" draw:text-style-name="P1" draw:layer="layout" svg:width="0.142cm" svg:height="0.283cm" svg:x="6.406cm" svg:y="4.426cm">
          <draw:image xlink:href="Pictures/2000000100000077000000ED8BA927D7.svm" xlink:type="simple" xlink:show="embed" xlink:actuate="onLoad">
            <text:p/>
          </draw:image>
        </draw:frame>
        <draw:frame draw:style-name="gr5" draw:text-style-name="P1" draw:layer="layout" svg:width="0.374cm" svg:height="0.289cm" svg:x="8.924cm" svg:y="4.423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456cm" svg:height="0.42cm" svg:x="3.6cm" svg:y="0.296cm">
          <draw:image xlink:href="Pictures/200000010000017D0000015F5306CCC7.svm" xlink:type="simple" xlink:show="embed" xlink:actuate="onLoad">
            <text:p/>
          </draw:image>
        </draw:frame>
        <draw:frame draw:style-name="gr7" draw:text-style-name="P1" draw:layer="layout" svg:width="0.704cm" svg:height="0.289cm" svg:x="2.762cm" svg:y="4cm">
          <draw:image xlink:href="Pictures/200000010000024C000000F201A69E9D.svm" xlink:type="simple" xlink:show="embed" xlink:actuate="onLoad">
            <text:p/>
          </draw:image>
        </draw:frame>
        <draw:frame draw:style-name="gr3" draw:text-style-name="P1" draw:layer="layout" svg:width="0.492cm" svg:height="0.289cm" svg:x="2.974cm" svg:y="2.414cm">
          <draw:image xlink:href="Pictures/200000010000019B000000F2D411CAA9.svm" xlink:type="simple" xlink:show="embed" xlink:actuate="onLoad">
            <text:p/>
          </draw:image>
        </draw:frame>
        <draw:frame draw:style-name="gr8" draw:text-style-name="P1" xml:id="id1" draw:id="id1" draw:layer="layout" svg:width="0.819cm" svg:height="0.236cm" svg:x="7.849cm" svg:y="0.41cm">
          <draw:image xlink:href="Pictures/2000000100000334000000ED183FD8BB.svm" xlink:type="simple" xlink:show="embed" xlink:actuate="onLoad">
            <text:p/>
          </draw:image>
        </draw:frame>
        <draw:frame draw:style-name="gr9" draw:text-style-name="P1" xml:id="id3" draw:id="id3" draw:layer="layout" svg:width="0.832cm" svg:height="0.236cm" svg:x="9.38cm" svg:y="0.986cm">
          <draw:image xlink:href="Pictures/2000000100000341000000EDDF96B25D.svm" xlink:type="simple" xlink:show="embed" xlink:actuate="onLoad">
            <text:p/>
          </draw:image>
        </draw:frame>
        <draw:frame draw:style-name="gr10" draw:text-style-name="P1" draw:layer="layout" svg:width="0.492cm" svg:height="0.289cm" svg:x="2.974cm" svg:y="0.817cm">
          <draw:image xlink:href="Pictures/200000010000019B000000F24F0B5080.svm" xlink:type="simple" xlink:show="embed" xlink:actuate="onLoad">
            <text:p/>
          </draw:image>
        </draw:frame>
        <draw:frame draw:style-name="gr11" draw:text-style-name="P1" xml:id="id4" draw:id="id4" draw:layer="layout" svg:width="0.832cm" svg:height="0.241cm" svg:x="9.567cm" svg:y="1.744cm">
          <draw:image xlink:href="Pictures/2000000100000341000000F2A9308335.svm" xlink:type="simple" xlink:show="embed" xlink:actuate="onLoad">
            <text:p/>
          </draw:image>
        </draw:frame>
        <draw:frame draw:style-name="gr12" draw:text-style-name="P1" xml:id="id5" draw:id="id5" draw:layer="layout" svg:width="0.832cm" svg:height="0.241cm" svg:x="9.766cm" svg:y="2.35cm">
          <draw:image xlink:href="Pictures/2000000100000341000000F279E1AD18.svm" xlink:type="simple" xlink:show="embed" xlink:actuate="onLoad">
            <text:p/>
          </draw:image>
        </draw:frame>
        <draw:frame draw:style-name="gr13" draw:text-style-name="P1" xml:id="id6" draw:id="id6" draw:layer="layout" svg:width="0.832cm" svg:height="0.241cm" svg:x="9.866cm" svg:y="2.934cm">
          <draw:image xlink:href="Pictures/2000000100000341000000F2FF6A5063.svm" xlink:type="simple" xlink:show="embed" xlink:actuate="onLoad">
            <text:p/>
          </draw:image>
        </draw:frame>
        <draw:connector draw:style-name="gr14" draw:text-style-name="P1" draw:layer="layout" draw:type="curve" svg:x1="7.849cm" svg:y1="0.528cm" svg:x2="7.352cm" svg:y2="1.534cm" draw:start-shape="id1" draw:start-glue-point="3" draw:end-shape="id2" draw:end-glue-point="4" svg:d="m7849 528c-332 0-497 335-497 1006">
          <text:p/>
        </draw:connector>
        <draw:connector draw:style-name="gr14" draw:text-style-name="P1" draw:layer="layout" draw:type="curve" draw:line-skew="6.665cm 1.667cm" svg:x1="9.38cm" svg:y1="1.104cm" svg:x2="7.441cm" svg:y2="2.129cm" draw:start-shape="id3" draw:start-glue-point="3" draw:end-shape="id2" draw:end-glue-point="5" svg:d="m9380 1104c-1278 0-1065 348-1230 480s-709 50-709 545">
          <text:p/>
        </draw:connector>
        <draw:connector draw:style-name="gr14" draw:text-style-name="P1" draw:layer="layout" draw:type="curve" draw:line-skew="6.768cm 2.208cm" svg:x1="9.567cm" svg:y1="1.864cm" svg:x2="7.374cm" svg:y2="2.537cm" draw:start-shape="id4" draw:start-glue-point="3" draw:end-shape="id2" draw:end-glue-point="6" svg:d="m9567 1864c-1404 0-1170 238-1367 333s-826 45-826 340">
          <text:p/>
        </draw:connector>
        <draw:connector draw:style-name="gr14" draw:text-style-name="P1" draw:layer="layout" draw:type="curve" draw:line-skew="7.885cm -2.535cm" svg:x1="9.766cm" svg:y1="2.47cm" svg:x2="7.231cm" svg:y2="3.218cm" draw:start-shape="id5" draw:start-glue-point="3" draw:end-shape="id2" draw:end-glue-point="7" svg:d="m9766 2470c-27 0-22 95-649 73s-1886-162-1886 675">
          <text:p/>
        </draw:connector>
        <draw:connector draw:style-name="gr14" draw:text-style-name="P1" draw:layer="layout" draw:type="curve" draw:line-skew="7.332cm -1.638cm" svg:x1="9.866cm" svg:y1="3.054cm" svg:x2="6.989cm" svg:y2="3.814cm" draw:start-shape="id6" draw:start-glue-point="3" draw:end-shape="id2" draw:end-glue-point="8" svg:d="m9866 3054c-1006 0-838 252-1306 346s-1571 29-1571 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1T17:54:58</meta:creation-date>
    <meta:editing-duration>PT18M14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0-11T18:13:11</dc:date>
    <dc:creator>kkk </dc:creator>
    <meta:document-statistic meta:object-count="19"/>
    <meta:template xlink:type="simple" xlink:actuate="onRequest" xlink:title="kkkFigures" xlink:href="../../../../../.libreoffice/3/user/template/kkkFigures.otg" meta:date="2014-10-11T17:54:57"/>
  </office:meta>
</office:document-meta>
</file>